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e6253" officeooo:paragraph-rsid="001080aa"/>
    </style:style>
    <style:style style:name="T1" style:family="text">
      <style:text-properties officeooo:rsid="000eee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einem Geschäfft stehen Usern mehrere Tische zur verfügung auf dennen sie DnD Sessions spielen können. Ein User ist eindeutig durch eine E-Mail und ein Password identifizierbar. <text:span text:style-name="T1">Ein User kann entweder ein Player oder ein“ Dungeon Master“ (DM) oder beides sein. Ein Player spielt mehre „Player Character“ (PC) Welche durch den Namen und dem Spieler identifiziert werden können. Ein DM hat mehre Abenteuer in petto, welche aber auch von anderen DMs benutzt werden können. Ein Abenteur hat einen eindeutigen Namen und ein empfohlenes PC level. Nochdazu beherbergt ein Abenteuer mehre „Non Player Charactert“ welche auch einen eindeutigen Namen, ein Challange rating, Beute und Erfahrungspunkte haben. Eine Session findet auf einem Tisch statt zwischen mehreren Spielern und einem DM zu einem bestimmten Zeitpunkt. Auf einem Tisch sind bereits Miniaturfiguren und Würfel bereit gestellt. Des weiteren wird ein Tisch durch eine eindeutige Tischnummer gekennzeichnet und weist auch eine maximale Anzahl an Stühlen au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3T15:10:35.111000000</meta:creation-date>
    <dc:date>2023-05-23T15:41:14.189000000</dc:date>
    <meta:editing-duration>PT10M17S</meta:editing-duration>
    <meta:editing-cycles>2</meta:editing-cycles>
    <meta:generator>LibreOffice/5.2.6.2$Windows_x86 LibreOffice_project/a3100ed2409ebf1c212f5048fbe377c281438fdc</meta:generator>
    <meta:document-statistic meta:table-count="0" meta:image-count="0" meta:object-count="0" meta:page-count="1" meta:paragraph-count="1" meta:word-count="151" meta:character-count="1015" meta:non-whitespace-character-count="864"/>
  </office:meta>
</office:document-meta>
</file>